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cm" table:align="left"/>
    </style:style>
    <style:style style:name="Таблица1.A" style:family="table-column">
      <style:table-column-properties style:column-width="1.012cm"/>
    </style:style>
    <style:style style:name="Таблица1.B" style:family="table-column">
      <style:table-column-properties style:column-width="3.328cm"/>
    </style:style>
    <style:style style:name="Таблица1.C" style:family="table-column">
      <style:table-column-properties style:column-width="9.013cm"/>
    </style:style>
    <style:style style:name="Таблица1.D" style:family="table-column">
      <style:table-column-properties style:column-width="3.646cm"/>
    </style:style>
    <style:style style:name="Таблица1.A1" style:family="table-cell">
      <style:table-cell-properties style:vertical-align="middle" fo:padding-left="0cm" fo:padding-right="0cm" fo:padding-top="0cm" fo:padding-bottom="0.265cm" fo:border-left="0.05pt solid #000000" fo:border-right="none" fo:border-top="0.05pt solid #000000" fo:border-bottom="0.05pt solid #000000"/>
    </style:style>
    <style:style style:name="Таблица1.D1" style:family="table-cell">
      <style:table-cell-properties style:vertical-align="middle" fo:padding-left="0cm" fo:padding-right="0cm" fo:padding-top="0cm" fo:padding-bottom="0.265cm" fo:border="0.05pt solid #000000"/>
    </style:style>
    <style:style style:name="Таблица1.A2" style:family="table-cell">
      <style:table-cell-properties style:vertical-align="middle" fo:padding-left="0cm" fo:padding-right="0cm" fo:padding-top="0cm" fo:padding-bottom="0.265cm" fo:border-left="0.05pt solid #000000" fo:border-right="none" fo:border-top="none" fo:border-bottom="0.05pt solid #000000"/>
    </style:style>
    <style:style style:name="Таблица1.D2" style:family="table-cell">
      <style:table-cell-properties style:vertical-align="middle" fo:padding-left="0cm" fo:padding-right="0cm" fo:padding-top="0cm" fo:padding-bottom="0.265cm" fo:border-left="0.05pt solid #000000" fo:border-right="0.05pt solid #000000" fo:border-top="none" fo:border-bottom="0.05pt solid #000000"/>
    </style:style>
    <style:style style:name="P1" style:family="paragraph" style:parent-style-name="Heading_20_3">
      <style:paragraph-properties fo:text-align="left" style:justify-single-word="false"/>
    </style:style>
    <style:style style:name="P2" style:family="paragraph" style:parent-style-name="Table_20_Heading">
      <style:paragraph-properties fo:text-align="left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3" style:family="paragraph" style:parent-style-name="Table_20_Contents">
      <style:paragraph-properties fo:text-align="left" style:justify-single-word="false"/>
    </style:style>
    <style:style style:name="P4" style:family="paragraph" style:parent-style-name="Table_20_Contents">
      <style:paragraph-properties fo:text-align="left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5" style:family="paragraph" style:parent-style-name="Text_20_body">
      <style:paragraph-properties fo:text-align="left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3" style:family="text">
      <style:text-properties style:font-name="Times New Roman" fo:font-size="14pt" fo:language="en" fo:country="US" fo:font-weight="normal" officeooo:rsid="000295ca" style:font-size-asian="14pt" style:font-weight-asian="normal" style:font-size-complex="14pt" style:font-weight-complex="normal"/>
    </style:style>
    <style:style style:name="T4" style:family="text">
      <style:text-properties style:font-name="Times New Roman" fo:font-size="14pt" fo:language="ru" fo:country="RU" fo:font-weight="normal" officeooo:rsid="000295ca" style:font-size-asian="14pt" style:font-weight-asian="normal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<text:span text:style-name="T1">Таблица тест-кейсов (5 штук)</text:span></text:span><text:span text:style-name="T2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header-rows>
          <table:table-row>
            <table:table-cell table:style-name="Таблица1.A1" office:value-type="string">
              <text:p text:style-name="P2">ID</text:p>
            </table:table-cell>
            <table:table-cell table:style-name="Таблица1.A1" office:value-type="string">
              <text:p text:style-name="P2">Название</text:p>
            </table:table-cell>
            <table:table-cell table:style-name="Таблица1.A1" office:value-type="string">
              <text:p text:style-name="P2">Шаги</text:p>
            </table:table-cell>
            <table:table-cell table:style-name="Таблица1.D1" office:value-type="string">
              <text:p text:style-name="P2">Ожидаемый результат</text:p>
            </table:table-cell>
          </table:table-row>
        </table:table-header-rows>
        <table:table-row>
          <table:table-cell table:style-name="Таблица1.A2" office:value-type="string">
            <text:p text:style-name="P3"><text:span text:style-name="Strong_20_Emphasis"><text:span text:style-name="T2">TC1</text:span></text:span></text:p>
          </table:table-cell>
          <table:table-cell table:style-name="Таблица1.A2" office:value-type="string">
            <text:p text:style-name="P4">Получение списка лекарств</text:p>
          </table:table-cell>
          <table:table-cell table:style-name="Таблица1.A2" office:value-type="string">
            <text:p text:style-name="P3"><text:span text:style-name="T2"><text:line-break/></text:span><text:span text:style-name="T3">1</text:span><text:span text:style-name="T2">. GET </text:span><text:span text:style-name="Source_20_Text"><text:span text:style-name="T2">http://localhost:5094/api/лекарства</text:span></text:span><text:span text:style-name="T2"><text:line-break/></text:span><text:span text:style-name="T3">2</text:span><text:span text:style-name="T2">. Нажать Send</text:span></text:p>
          </table:table-cell>
          <table:table-cell table:style-name="Таблица1.D2" office:value-type="string">
            <text:p text:style-name="P3"><text:span text:style-name="T2">Статус </text:span><text:span text:style-name="Strong_20_Emphasis"><text:span text:style-name="T2">200 OK</text:span></text:span><text:span text:style-name="T2"><text:line-break/>В теле ответа — спис</text:span><text:span text:style-name="T4">ок</text:span><text:span text:style-name="T2"> лекарств</text:span></text:p>
          </table:table-cell>
        </table:table-row>
        <table:table-row>
          <table:table-cell table:style-name="Таблица1.A2" office:value-type="string">
            <text:p text:style-name="P3"><text:span text:style-name="Strong_20_Emphasis"><text:span text:style-name="T2">TC2</text:span></text:span></text:p>
          </table:table-cell>
          <table:table-cell table:style-name="Таблица1.A2" office:value-type="string">
            <text:p text:style-name="P4">Получение одного лекарства</text:p>
          </table:table-cell>
          <table:table-cell table:style-name="Таблица1.A2" office:value-type="string">
            <text:p text:style-name="P3"><text:span text:style-name="T2">1. GET </text:span><text:span text:style-name="Source_20_Text"><text:span text:style-name="T2">http://localhost:5094/api/лекарства/1</text:span></text:span><text:span text:style-name="T2"><text:line-break/>2. Send</text:span></text:p>
          </table:table-cell>
          <table:table-cell table:style-name="Таблица1.D2" office:value-type="string">
            <text:p text:style-name="P3"><text:span text:style-name="T2">Статус </text:span><text:span text:style-name="Strong_20_Emphasis"><text:span text:style-name="T2">200 OK</text:span></text:span><text:span text:style-name="T2"><text:line-break/>В ответе — данные лекарства с id = 1</text:span></text:p>
          </table:table-cell>
        </table:table-row>
        <table:table-row>
          <table:table-cell table:style-name="Таблица1.A2" office:value-type="string">
            <text:p text:style-name="P3"><text:span text:style-name="Strong_20_Emphasis"><text:span text:style-name="T2">TC3</text:span></text:span></text:p>
          </table:table-cell>
          <table:table-cell table:style-name="Таблица1.A2" office:value-type="string">
            <text:p text:style-name="P4">Создание заказа (все поля заполнены)</text:p>
          </table:table-cell>
          <table:table-cell table:style-name="Таблица1.A2" office:value-type="string">
            <text:p text:style-name="P3"><text:span text:style-name="T2">1. POST </text:span><text:span text:style-name="Source_20_Text"><text:span text:style-name="T2">http://localhost:5094/api/заказы</text:span></text:span><text:span text:style-name="T2"><text:line-break/>2. Body → raw → JSON<text:line-break/>3. Ввести:<text:line-break/></text:span><text:span text:style-name="Source_20_Text"><text:span text:style-name="T2">{ "фИО": "Иван Петров", "адрес": "ул. Ленина, 1", "телефон": "89123456789" }</text:span></text:span><text:span text:style-name="T2"><text:line-break/>4. Send</text:span></text:p>
          </table:table-cell>
          <table:table-cell table:style-name="Таблица1.D2" office:value-type="string">
            <text:p text:style-name="P3"><text:span text:style-name="T2">Статус </text:span><text:span text:style-name="Strong_20_Emphasis"><text:span text:style-name="T2">201 Created</text:span></text:span><text:span text:style-name="T2"><text:line-break/>Заказ создан, в ответе есть id заказа</text:span></text:p>
          </table:table-cell>
        </table:table-row>
        <table:table-row>
          <table:table-cell table:style-name="Таблица1.A2" office:value-type="string">
            <text:p text:style-name="P3"><text:span text:style-name="Strong_20_Emphasis"><text:span text:style-name="T2">TC4</text:span></text:span></text:p>
          </table:table-cell>
          <table:table-cell table:style-name="Таблица1.A2" office:value-type="string">
            <text:p text:style-name="P4">Создание заказа (пустое поле ФИО)</text:p>
          </table:table-cell>
          <table:table-cell table:style-name="Таблица1.A2" office:value-type="string">
            <text:p text:style-name="P3"><text:span text:style-name="T2">1. POST </text:span><text:span text:style-name="Source_20_Text"><text:span text:style-name="T2">http://localhost:5094/api/заказы</text:span></text:span><text:span text:style-name="T2"><text:line-break/>2. Body → raw → JSON<text:line-break/>3. Ввести:<text:line-break/></text:span><text:span text:style-name="Source_20_Text"><text:span text:style-name="T2">{ "фИО": "", "адрес": "ул. Ленина, 1", "телефон": "89123456789" }</text:span></text:span><text:span text:style-name="T2"><text:line-break/>4. Send</text:span></text:p>
          </table:table-cell>
          <table:table-cell table:style-name="Таблица1.D2" office:value-type="string">
            <text:p text:style-name="P3"><text:span text:style-name="T2">Статус </text:span><text:span text:style-name="Strong_20_Emphasis"><text:span text:style-name="T2">400 Bad Request</text:span></text:span><text:span text:style-name="T2"><text:line-break/>Ошибка валидации</text:span></text:p>
          </table:table-cell>
        </table:table-row>
        <table:table-row>
          <table:table-cell table:style-name="Таблица1.A2" office:value-type="string">
            <text:p text:style-name="P3"><text:span text:style-name="Strong_20_Emphasis"><text:span text:style-name="T2">TC5</text:span></text:span></text:p>
          </table:table-cell>
          <table:table-cell table:style-name="Таблица1.A2" office:value-type="string">
            <text:p text:style-name="P4">Создание заказа с несколькими лекарствами</text:p>
          </table:table-cell>
          <table:table-cell table:style-name="Таблица1.A2" office:value-type="string">
            <text:p text:style-name="P3"><text:span text:style-name="T2">1. POST </text:span><text:span text:style-name="Source_20_Text"><text:span text:style-name="T2">http://localhost:5094/api/заказы</text:span></text:span><text:span text:style-name="T2"><text:line-break/>2. Body → raw → JSON<text:line-break/>3. Ввести (если API поддерживает состав заказа):<text:line-break/></text:span><text:span text:style-name="Source_20_Text"><text:span text:style-name="T2">{ "фИО": "Иван Петров", "адрес": "ул. Ленина, 1", "телефон": "89123456789", "состав": [ { "идЛекарства": 1, "количество": 2 } ] }</text:span></text:span><text:span text:style-name="T2"><text:line-break/>4. Send</text:span></text:p>
          </table:table-cell>
          <table:table-cell table:style-name="Таблица1.D2" office:value-type="string">
            <text:p text:style-name="P3"><text:span text:style-name="T2">Статус </text:span><text:span text:style-name="Strong_20_Emphasis"><text:span text:style-name="T2">201 Created</text:span></text:span><text:span text:style-name="T2"> (если структура позволяет)<text:line-break/>Или </text:span><text:span text:style-name="Strong_20_Emphasis"><text:span text:style-name="T2">200 OK</text:span></text:span><text:span text:style-name="T2">, если состав не используется</text:span></text:p>
          </table:table-cell>
        </table:table-row>
      </table:table>
      <text:p text:style-name="P5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26T04:08:02.201592300</meta:creation-date>
    <dc:date>2026-02-26T04:11:40.986727600</dc:date>
    <meta:editing-duration>PT3M39S</meta:editing-duration>
    <meta:editing-cycles>1</meta:editing-cycles>
    <meta:document-statistic meta:table-count="1" meta:image-count="0" meta:object-count="0" meta:page-count="1" meta:paragraph-count="26" meta:word-count="179" meta:character-count="1174" meta:non-whitespace-character-count="1016"/>
    <meta:generator>LibreOffice/26.2.0.3$Windows_X86_64 LibreOffice_project/620$Build-3</meta:generator>
  </office:meta>
</office:document-meta>
</file>